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gradient" draw:fill-gradient-name="Gradient_20_31" draw:gradient-step-count="0" draw:textarea-vertical-align="middle" loext:decorative="false"/>
    </style:style>
    <style:style style:name="gr2" style:family="graphic" style:parent-style-name="standard">
      <style:graphic-properties svg:stroke-width="0.01cm" svg:stroke-color="#224b12" draw:marker-start-width="0.215cm" draw:marker-end-width="0.215cm" draw:fill="gradient" draw:fill-color="#bbe33d" draw:fill-gradient-name="DegVert30" draw:gradient-step-count="0" draw:textarea-vertical-align="middle" fo:padding-top="0.13cm" fo:padding-bottom="0.13cm" fo:padding-left="0.255cm" fo:padding-right="0.255cm" loext:decorative="false"/>
    </style:style>
    <style:style style:name="gr3" style:family="graphic" style:parent-style-name="standard">
      <style:graphic-properties svg:stroke-width="0.01cm" svg:stroke-color="#ff0000" draw:marker-start-width="0.215cm" draw:marker-end-width="0.215cm" draw:fill="gradient" draw:fill-gradient-name="Gradient_20_32" draw:gradient-step-count="0" fo:min-height="0cm" fo:min-width="0cm" fo:padding-top="0.13cm" fo:padding-bottom="0.13cm" fo:padding-left="0.255cm" fo:padding-right="0.255cm" fo:wrap-option="wrap" loext:decorative="false"/>
    </style:style>
    <style:style style:name="P1" style:family="paragraph">
      <loext:graphic-properties draw:fill="gradient" draw:fill-gradient-name="Gradient_20_31" draw:gradient-step-count="0"/>
      <style:paragraph-properties fo:text-align="center"/>
    </style:style>
    <style:style style:name="P2" style:family="paragraph">
      <loext:graphic-properties draw:fill="gradient" draw:fill-color="#bbe33d" draw:fill-gradient-name="DegVert30" draw:gradient-step-count="0"/>
      <style:paragraph-properties fo:text-align="center"/>
    </style:style>
    <style:style style:name="P3" style:family="paragraph">
      <loext:graphic-properties draw:fill="gradient" draw:fill-gradient-name="Gradient_20_32" draw:gradient-step-count="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945cm" svg:height="0.861cm" svg:x="0.03cm" svg:y="0.873cm" svg:viewBox="0 0 1946 862" draw:points="0,862 1703,862 1946,0 912,0">
          <text:p/>
        </draw:polygon>
        <draw:polygon draw:style-name="gr2" draw:text-style-name="P2" draw:layer="layout" svg:width="0.697cm" svg:height="0.895cm" svg:x="0.578cm" svg:y="0.212cm" svg:viewBox="0 0 698 896" draw:points="346,896 346,646 325,579 233,481 119,414 46,336 0,200 6,103 25,54 98,149 157,284 216,368 319,479 333,336 422,336 411,471 487,322 557,160 598,79 641,33 698,0 687,103 649,254 598,365 511,465 438,554 411,630 406,738 414,852 425,892">
          <text:p/>
        </draw:polygon>
        <draw:custom-shape draw:style-name="gr3" draw:text-style-name="P3" draw:layer="layout" svg:width="0.45cm" svg:height="0.45cm" svg:x="0.742cm" svg:y="0.17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 draw:text-style-name="P3" draw:layer="layout" svg:width="0.564cm" svg:height="0.277cm" svg:x="0.483cm" svg:y="1.1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olygon draw:style-name="gr2" draw:text-style-name="P2" draw:layer="layout" svg:width="0.874cm" svg:height="1.104cm" draw:transform="rotate (1.24581602007355) translate (0.0853635440681124cm 1.62587796718071cm)" svg:viewBox="0 0 875 1105" draw:points="434,1105 434,797 407,714 292,593 149,511 58,414 0,247 8,127 31,67 123,184 197,350 271,454 400,591 417,414 529,414 515,581 610,397 698,197 750,97 804,41 875,0 861,127 814,313 750,450 641,574 549,683 515,777 509,910 519,1051 533,1100">
          <text:p/>
        </draw:polygon>
        <draw:polygon draw:style-name="gr2" draw:text-style-name="P2" draw:layer="layout" svg:width="0.499cm" svg:height="0.895cm" draw:transform="rotate (1.19712133394291) translate (0.938655711167423cm 1.13121043282123cm)" svg:viewBox="0 0 500 896" draw:points="248,896 248,646 233,579 167,481 85,414 33,336 0,200 4,103 18,54 70,149 112,284 155,368 229,479 239,336 302,336 294,471 349,322 399,160 428,79 459,33 500,0 492,103 465,254 428,365 366,465 314,554 294,630 291,738 297,852 304,892">
          <text:p/>
        </draw:polygon>
        <draw:custom-shape draw:style-name="gr3" draw:text-style-name="P3" draw:layer="layout" svg:width="0.45cm" svg:height="0.22cm" svg:x="1.454cm" svg:y="0.89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olygon draw:style-name="gr2" draw:text-style-name="P2" draw:layer="layout" svg:width="0.874cm" svg:height="1.104cm" draw:transform="rotate (-1.24773588225075) translate (1.62070961765606cm 0.749363238864018cm)" svg:viewBox="0 0 875 1105" draw:points="434,1105 434,797 407,714 292,593 149,511 58,414 0,247 8,127 31,67 123,184 197,350 271,454 400,591 417,414 529,414 515,581 610,397 698,197 750,97 804,41 875,0 861,127 814,313 750,450 641,574 549,683 515,777 509,910 519,1051 533,1100">
          <text:p/>
        </draw:polygon>
        <draw:custom-shape draw:style-name="gr3" draw:text-style-name="P3" draw:layer="layout" svg:width="0.564cm" svg:height="0.192cm" svg:x="1.049cm" svg:y="1.20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DegVert30"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1" draw:display-name="Gradient 31" draw:style="linear" draw:start-color="#b47804" draw:end-color="#813709" draw:start-intensity="100%" draw:end-intensity="100%" draw:angle="164deg" draw:border="0%">
      <loext:gradient-stop svg:offset="0" loext:color-type="rgb" loext:color-value="#b47804"/>
      <loext:gradient-stop svg:offset="1" loext:color-type="rgb" loext:color-value="#813709"/>
    </draw:gradient>
    <draw:gradient draw:name="Gradient_20_32" draw:display-name="Gradient 32" draw:style="linear" draw:start-color="#ffff00" draw:end-color="#ff8000" draw:start-intensity="100%" draw:end-intensity="100%" draw:angle="30deg" draw:border="0%">
      <loext:gradient-stop svg:offset="0" loext:color-type="rgb" loext:color-value="#ffff00"/>
      <loext:gradient-stop svg:offset="1" loext:color-type="rgb" loext:color-value="#ff8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4-12-23T16:26:49.328426043</dc:date>
    <dc:creator>Marc</dc:creator>
    <meta:editing-duration>PT1H41M50S</meta:editing-duration>
    <meta:editing-cycles>16</meta:editing-cycles>
    <meta:generator>LibreOffice/24.2.7.2$Linux_X86_64 LibreOffice_project/420$Build-2</meta:generator>
    <meta:document-statistic meta:object-count="9"/>
  </office:meta>
</office:document-meta>
</file>